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>
      <style:text-properties style:font-name="Liberation Mono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tijd in s</text:p>
          </table:table-cell>
          <table:table-cell office:value-type="string" calcext:value-type="string">
            <text:p>tijd in us</text:p>
          </table:table-cell>
          <table:table-cell/>
          <table:table-cell office:value-type="string" calcext:value-type="string">
            <text:p>aantal objecten</text:p>
          </table:table-cell>
        </table:table-row>
        <table:table-row table:style-name="ro1">
          <table:table-cell table:formula="of:=[.B2]/1000000" office:value-type="float" office:value="0.06417" calcext:value-type="float">
            <text:p>0.064</text:p>
          </table:table-cell>
          <table:table-cell table:style-name="ce2" office:value-type="float" office:value="64170" calcext:value-type="float">
            <text:p>64170</text:p>
          </table:table-cell>
          <table:table-cell table:style-name="ce2" office:value-type="float" office:value="64322" calcext:value-type="float">
            <text:p>643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B3]/1000000" office:value-type="float" office:value="0.912926" calcext:value-type="float">
            <text:p>0.913</text:p>
          </table:table-cell>
          <table:table-cell table:style-name="ce2" office:value-type="float" office:value="912926" calcext:value-type="float">
            <text:p>912926</text:p>
          </table:table-cell>
          <table:table-cell table:style-name="ce2" office:value-type="float" office:value="928914" calcext:value-type="float">
            <text:p>9289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B4]/1000000" office:value-type="float" office:value="4.903644" calcext:value-type="float">
            <text:p>4.904</text:p>
          </table:table-cell>
          <table:table-cell table:style-name="ce2" office:value-type="float" office:value="4903644" calcext:value-type="float">
            <text:p>4903644</text:p>
          </table:table-cell>
          <table:table-cell table:style-name="ce2" office:value-type="float" office:value="4895166" calcext:value-type="float">
            <text:p>489516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formula="of:=[.B5]/1000000" office:value-type="float" office:value="37.729646" calcext:value-type="float">
            <text:p>37.730</text:p>
          </table:table-cell>
          <table:table-cell table:style-name="ce2" office:value-type="float" office:value="37729646" calcext:value-type="float">
            <text:p>37729646</text:p>
          </table:table-cell>
          <table:table-cell table:style-name="ce3" office:value-type="float" office:value="36125696" calcext:value-type="float">
            <text:p>3612569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formula="of:=[.B6]/1000000" office:value-type="float" office:value="235.793189" calcext:value-type="float">
            <text:p>235.793</text:p>
          </table:table-cell>
          <table:table-cell table:style-name="ce3" office:value-type="float" office:value="235793189" calcext:value-type="float">
            <text:p>235793189</text:p>
          </table:table-cell>
          <table:table-cell table:style-name="ce3" office:value-type="float" office:value="238249074" calcext:value-type="float">
            <text:p>23824907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Gestopt bij 1h45m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 style:data-style-name="N2" text:time-value="07:35:58.784700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kticaldude </meta:initial-creator>
    <meta:creation-date>2015-05-30T12:18:31.686963469</meta:creation-date>
    <dc:date>2015-06-01T07:36:16.880296390</dc:date>
    <dc:creator>tackticaldude </dc:creator>
    <meta:editing-duration>PT1H51M27S</meta:editing-duration>
    <meta:editing-cycles>3</meta:editing-cycles>
    <meta:generator>LibreOffice/4.2.8.2$Linux_X86_64 LibreOffice_project/420m0$Build-2</meta:generator>
    <meta:document-statistic meta:table-count="1" meta:cell-count="25" meta:object-count="0"/>
  </office:meta>
</office:document-meta>
</file>